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e94a" officeooo:paragraph-rsid="0012e94a"/>
    </style:style>
    <style:style style:name="P2" style:family="paragraph" style:parent-style-name="Standard">
      <style:text-properties fo:font-weight="bold" officeooo:rsid="0012e94a" officeooo:paragraph-rsid="0012e94a" style:font-weight-asian="bold" style:font-weight-complex="bold"/>
    </style:style>
    <style:style style:name="P3" style:family="paragraph" style:parent-style-name="Standard">
      <style:text-properties style:font-name="Courier New" officeooo:rsid="0012e94a" officeooo:paragraph-rsid="0012e94a"/>
    </style:style>
    <style:style style:name="P4" style:family="paragraph" style:parent-style-name="Standard">
      <style:text-properties style:font-name="Courier New" officeooo:rsid="00134cfd" officeooo:paragraph-rsid="00134cfd"/>
    </style:style>
    <style:style style:name="P5" style:family="paragraph" style:parent-style-name="Standard">
      <style:text-properties officeooo:rsid="00134cfd" officeooo:paragraph-rsid="00134cfd"/>
    </style:style>
    <style:style style:name="P6" style:family="paragraph" style:parent-style-name="Standard">
      <style:text-properties officeooo:rsid="0014d11a" officeooo:paragraph-rsid="0014d11a"/>
    </style:style>
    <style:style style:name="P7" style:family="paragraph" style:parent-style-name="Standard">
      <style:text-properties officeooo:rsid="0015d19e" officeooo:paragraph-rsid="0015d19e"/>
    </style:style>
    <style:style style:name="P8" style:family="paragraph" style:parent-style-name="Standard">
      <style:text-properties officeooo:rsid="0017c704" officeooo:paragraph-rsid="0017c704"/>
    </style:style>
    <style:style style:name="P9" style:family="paragraph" style:parent-style-name="Standard">
      <style:text-properties style:text-underline-style="solid" style:text-underline-width="auto" style:text-underline-color="font-color" officeooo:rsid="0017c704" officeooo:paragraph-rsid="0017c704"/>
    </style:style>
    <style:style style:name="P10" style:family="paragraph" style:parent-style-name="Text_20_body">
      <style:text-properties officeooo:rsid="0012e94a" officeooo:paragraph-rsid="0012e94a"/>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italic" fo:font-weight="normal" style:font-style-asian="italic" style:font-style-complex="italic"/>
    </style:style>
    <style:style style:name="T1" style:family="text">
      <style:text-properties fo:font-weight="bold" style:font-weight-asian="bold" style:font-weight-complex="bold"/>
    </style:style>
    <style:style style:name="T2" style:family="text">
      <style:text-properties fo:font-variant="normal" fo:text-transform="none" fo:color="#242729" style:font-name="Arial" fo:font-size="11.25pt" fo:letter-spacing="normal" fo:font-style="normal" fo:font-weight="normal"/>
    </style:style>
    <style:style style:name="T3" style:family="text">
      <style:text-properties fo:font-variant="normal" fo:text-transform="none" fo:color="#242729" style:font-name="Arial" fo:font-size="11.25pt" fo:letter-spacing="normal" fo:font-weight="normal"/>
    </style:style>
    <style:style style:name="T4" style:family="text">
      <style:text-properties fo:font-variant="normal" fo:text-transform="none" fo:color="#242729" style:font-name="Arial" fo:font-size="11.25pt" fo:letter-spacing="normal" fo:font-style="italic" fo:font-weight="normal" style:font-style-asian="italic" style:font-style-complex="italic"/>
    </style:style>
    <style:style style:name="T5" style:family="text">
      <style:text-properties fo:font-variant="normal" fo:text-transform="none" fo:color="#242729" style:font-name="Consolas" fo:font-size="9.75pt" fo:letter-spacing="normal" fo:font-style="normal" fo:font-weight="normal" fo:background-color="#eff0f1" loext:char-shading-value="0" fo:padding="0cm" fo:border="none"/>
    </style:style>
    <style:style style:name="T6" style:family="text">
      <style:text-properties fo:font-variant="normal" fo:text-transform="none" fo:color="#242729" style:font-name="Consolas" fo:font-size="9.75pt" fo:letter-spacing="normal" fo:font-weight="normal" fo:background-color="#eff0f1" loext:char-shading-value="0" fo:padding="0cm" fo:border="none"/>
    </style:style>
    <style:style style:name="T7" style:family="text">
      <style:text-properties fo:font-variant="normal" fo:text-transform="none" fo:color="#242729" style:font-name="Consolas" fo:font-size="9.75pt" fo:letter-spacing="normal" fo:font-style="italic" fo:font-weight="normal" fo:background-color="#eff0f1" loext:char-shading-value="0" style:font-style-asian="italic" style:font-style-complex="italic"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start text:name="__DdeLink__2042_204062038"/>Draft Lesson - multiple C files in a project<text:bookmark-end text:name="__DdeLink__2042_204062038"/></text:p>
      <text:p text:style-name="P1"/>
      <text:p text:style-name="P1"/>
      <text:p text:style-name="P1">To include :-</text:p>
      <text:p text:style-name="P1"/>
      <text:p text:style-name="P1">forward declarations</text:p>
      <text:p text:style-name="P1">local header files</text:p>
      <text:p text:style-name="P1">include guards</text:p>
      <text:p text:style-name="P1">file scope - static functions</text:p>
      <text:p text:style-name="P1">the other use of static - static local variables</text:p>
      <text:p text:style-name="P1"/>
      <text:p text:style-name="P1"/>
      <text:p text:style-name="P2">Forward declarations</text:p>
      <text:p text:style-name="P1"/>
      <text:p text:style-name="P5">The C compiler needs to know the type of a function, and of its arguments, in order to produce correct code.</text:p>
      <text:p text:style-name="P5"/>
      <text:p text:style-name="P5">Mostly, when it meets the use of a function that it doesn't recognise, it assumes that it returns an int, and that any arguments are ints too. <text:s/>Sometimes, this is safe, and sometimes, its incorrect.</text:p>
      <text:p text:style-name="P5"/>
      <text:p text:style-name="P5">Example :</text:p>
      <text:p text:style-name="P1"/>
      <text:p text:style-name="P1"/>
      <text:p text:style-name="P5">A forward declaration provides the needed information, in a single line. <text:s/>For example, the sqrt() function takes a double argument, and returns a double. <text:s/>So its forward declaration looks like :-</text:p>
      <text:p text:style-name="P5"/>
      <text:p text:style-name="P4">double sqrt(double);</text:p>
      <text:p text:style-name="P5"/>
      <text:p text:style-name="P5">Essentially, this is what the math.h header is full of, lots of declarations of functions, specifying their type and arguments' type.</text:p>
      <text:p text:style-name="P5"/>
      <text:p text:style-name="P5"/>
      <text:p text:style-name="P1"/>
      <text:p text:style-name="P1"/>
      <text:p text:style-name="P1"/>
      <text:p text:style-name="P2">Local header files</text:p>
      <text:p text:style-name="P1"/>
      <text:p text:style-name="P1">So far we've seen </text:p>
      <text:p text:style-name="P1"/>
      <text:p text:style-name="P3"><text:tab/>#include &lt;stdio.h&gt; </text:p>
      <text:p text:style-name="P1"/>
      <text:p text:style-name="P1">Which includes a system header file that defines all kinds of useful things, that we might want to <text:span text:style-name="T1">use</text:span> but not <text:span text:style-name="T1">see</text:span>. <text:s/>It hides a lot of the complexity of a program, so it looks cleaner and more clear.</text:p>
      <text:p text:style-name="P1"/>
      <text:p text:style-name="P1">If we had several functions, spread over several source files, instead of having all of the forward declarations pasted into every file, we can stick them all in a local header file.</text:p>
      <text:p text:style-name="P1"/>
      <text:p text:style-name="P1">Like this :-</text:p>
      <text:p text:style-name="P1"/>
      <text:p text:style-name="P1">in file: mydefs.h :</text:p>
      <text:p text:style-name="P1"/>
      <text:p text:style-name="P3">double functionOne(double);</text:p>
      <text:p text:style-name="P3"><text:soft-page-break/>bool functionTwo(double, double);</text:p>
      <text:p text:style-name="P3">int functionThree(char[] );</text:p>
      <text:p text:style-name="P1"/>
      <text:p text:style-name="P1"/>
      <text:p text:style-name="P1">Then to use it we just do this :-</text:p>
      <text:p text:style-name="P1"/>
      <text:p text:style-name="P3">#include “mydefs.h”</text:p>
      <text:p text:style-name="P1"/>
      <text:p text:style-name="P1">Like this :-</text:p>
      <text:p text:style-name="P1"/>
      <text:p text:style-name="P1">in main.c ….</text:p>
      <text:p text:style-name="P1"/>
      <text:p text:style-name="P3">#include&lt;stdio.h&gt;</text:p>
      <text:p text:style-name="P3">#include “mydefs.h”</text:p>
      <text:p text:style-name="P3"/>
      <text:p text:style-name="P3">int main() {</text:p>
      <text:p text:style-name="P3"/>
      <text:p text:style-name="P3"/>
      <text:p text:style-name="P3"><text:tab/>return (EXIT_SUCCESS);</text:p>
      <text:p text:style-name="P3"><text:tab/>}</text:p>
      <text:p text:style-name="P1"/>
      <text:p text:style-name="P1"/>
      <text:p text:style-name="P1"/>
      <text:p text:style-name="P6">Two advantages :-</text:p>
      <text:p text:style-name="P6"/>
      <text:p text:style-name="P6">1: If we change any of those functions, their names, type, or arguments, we would only have to change that in one place - the include file.</text:p>
      <text:p text:style-name="P6"/>
      <text:p text:style-name="P6">If it was pasted into each file, we'd have to change it in lots of locations, and might miss some.</text:p>
      <text:p text:style-name="P6"/>
      <text:p text:style-name="P6">2: Dependencies.</text:p>
      <text:p text:style-name="P6">&lt;explain about make and the build process&gt;</text:p>
      <text:p text:style-name="P6"/>
      <text:p text:style-name="P6"/>
      <text:p text:style-name="P1"/>
      <text:p text:style-name="P2">include guards</text:p>
      <text:p text:style-name="P1"/>
      <text:p text:style-name="P6">These stop an include file being included multiple times, which could cause errors if things get defined and the re-defined several times.</text:p>
      <text:p text:style-name="P6"/>
      <text:p text:style-name="P2">file scope - static functions</text:p>
      <text:p text:style-name="P1"/>
      <text:p text:style-name="P1"/>
      <text:p text:style-name="P1"/>
      <text:p text:style-name="P7">Quote from Stackexchange:</text:p>
      <text:p text:style-name="P7"/>
      <text:p text:style-name="P10"><text:span text:style-name="T4">"</text:span><text:span text:style-name="Source_20_Text"><text:span text:style-name="T7">extern</text:span></text:span><text:span text:style-name="T4">" changes the linkage. With the keyword, the function / variable is assumed to be available somewhere else and the resolving is deferred to the linker.</text:span></text:p>
      <text:p text:style-name="P11">There's a difference between "extern" on functions and on variables: on variables it doesn't instantiate the variable itself, i.e. doesn't allocate any memory. This needs to be done somewhere else. Thus it's important if you want to import the variable from somewhere else. For <text:soft-page-break/>functions, this only tells the compiler that linkage is extern. As this is the default (you use the keyword "static" to indicate that a function is not bound using extern linkage) you don't need to use it explicitly.</text:p>
      <text:p text:style-name="P1"/>
      <text:p text:style-name="P1"/>
      <text:p text:style-name="P9">Summary</text:p>
      <text:p text:style-name="P8">static global variables - have file scope</text:p>
      <text:p text:style-name="P8">static functions - have file scope.</text:p>
      <text:p text:style-name="P8">static local variables - are persistent.</text:p>
      <text:p text:style-name="P8"/>
      <text:p text:style-name="P8"/>
      <text:p text:style-name="P8"/>
      <text:p text:style-name="P2">the other use of static - static local variables</text:p>
      <text:p text:style-name="P1"/>
      <text:p text:style-name="P6">Example - the random number generator. <text:s/>The function needs to keep a note of the previous value generated. <text:s/>Could do it with a global variable. <text:s/>If we make it file static then its only visible in that file.</text:p>
      <text:p text:style-name="P6"/>
      <text:p text:style-name="P6">Other way is a local static variable. <text:s/>These are persistent once initialised....</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Woodrow</meta:initial-creator>
    <meta:creation-date>2016-12-03T16:02:22.911150811</meta:creation-date>
    <dc:date>2016-12-03T17:02:23.790793978</dc:date>
    <dc:creator>Mark Woodrow</dc:creator>
    <meta:editing-duration>PT20M47S</meta:editing-duration>
    <meta:editing-cycles>2</meta:editing-cycles>
    <meta:generator>LibreOffice/4.2.8.2$Linux_x86 LibreOffice_project/420m0$Build-2</meta:generator>
    <meta:document-statistic meta:table-count="0" meta:image-count="0" meta:object-count="0" meta:page-count="3" meta:paragraph-count="51" meta:word-count="546" meta:character-count="3200" meta:non-whitespace-character-count="2692"/>
  </office:meta>
</office:document-meta>
</file>